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rsid="008e9c46" officeooo:paragraph-rsid="0050fda9"/>
    </style:style>
    <style:style style:name="P74" style:family="paragraph" style:parent-style-name="User_20_Index_20_Heading">
      <style:paragraph-properties fo:break-before="page"/>
    </style:style>
    <style:style style:name="P75" style:family="paragraph" style:parent-style-name="User_20_Index_20_1">
      <style:paragraph-properties>
        <style:tab-stops>
          <style:tab-stop style:position="16.999cm" style:type="right" style:leader-style="dotted" style:leader-text="."/>
        </style:tab-stops>
      </style:paragraph-properties>
    </style:style>
    <style:style style:name="P76" style:family="paragraph" style:parent-style-name="Heading_20_4" style:master-page-name="Index">
      <style:paragraph-properties style:page-number="1"/>
    </style:style>
    <style:style style:name="P77" style:family="paragraph" style:parent-style-name="Text_20_body">
      <style:text-properties fo:background-color="#ffff6d"/>
    </style:style>
    <style:style style:name="P78"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b16771"/>
    </style:style>
    <style:style style:name="T89" style:family="text">
      <style:text-properties fo:background-color="#ffff6d" loext:char-shading-value="0"/>
    </style:style>
    <style:style style:name="T90"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6_11687079" text:style-name="Index_20_Link" text:visited-style-name="Index_20_Link">Sitographie<text:tab/>15</text:a></text:p>
          <text:p text:style-name="P5"><text:a xlink:type="simple" xlink:href="#__RefHeading___Toc3982_1195469951" text:style-name="Index_20_Link" text:visited-style-name="Index_20_Link">Annexe I : Exemple<text:tab/>1</text:a></text:p>
          <text:p text:style-name="P5"><text:a xlink:type="simple" xlink:href="#__RefHeading___Toc3984_1195469951" text:style-name="Index_20_Link" text:visited-style-name="Index_20_Link">Annexe I<text:tab/>2</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bookmark-end text:name="__RefHeading___Toc4230_1195469951"/></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text:bookmark-start text:name="__RefHeading___Toc4236_1195469951"/>Les grandes productions du studio :<text:bookmark-end text:name="__RefHeading___Toc4236_1195469951"/></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text:bookmark-start text:name="__RefHeading___Toc4234_1195469951"/>Ses partenariats et collaborations :<text:bookmark-end text:name="__RefHeading___Toc4234_1195469951"/></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bookmark-start text:name="__RefHeading___Toc4232_1195469951"/><text:soft-page-break/>Controverses et justice :<text:bookmark-end text:name="__RefHeading___Toc4232_1195469951"/></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4">Sommaire des annexes</text:p>
          </text:index-title>
          <text:p text:style-name="P75">Annexe I : Article concernant la tentative de boycott de Star Wars Eclipse<text:tab/>1</text:p>
        </text:index-body>
      </text:user-index>
      <text:p text:style-name="P73"/>
      <text:h text:style-name="P76" text:outline-level="4"><text:bookmark-start text:name="__RefHeading___Toc3982_1195469951"/>Annexe I : <text:span text:style-name="T88">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7">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89">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8" text:outline-level="1"><text:bookmark-start text:name="__RefHeading___Toc3984_1195469951"/>Annexe <text:span text:style-name="T90">I</text:span><text:bookmark-end text:name="__RefHeading___Toc3984_119546995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7</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12:17.747247108</dc:date>
    <meta:editing-duration>PT7H55M4S</meta:editing-duration>
    <meta:editing-cycles>132</meta:editing-cycles>
    <meta:generator>LibreOffice/24.8.1.2$Linux_X86_64 LibreOffice_project/480$Build-2</meta:generator>
    <meta:print-date>2024-10-09T10:46:25.190271603</meta:print-date>
    <meta:printed-by>Fichiers PDF</meta:printed-by>
    <meta:document-statistic meta:table-count="1" meta:image-count="5" meta:object-count="0" meta:page-count="20" meta:paragraph-count="201" meta:word-count="5110" meta:character-count="33000" meta:non-whitespace-character-count="28087"/>
  </office:meta>
</office:document-meta>
</file>